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58973" officeooo:paragraph-rsid="00058973"/>
    </style:style>
    <style:style style:name="P2" style:family="paragraph" style:parent-style-name="Standard">
      <style:text-properties officeooo:paragraph-rsid="00058973"/>
    </style:style>
    <style:style style:name="P3" style:family="paragraph" style:parent-style-name="Standard">
      <style:text-properties fo:font-size="14pt" officeooo:rsid="00058973" officeooo:paragraph-rsid="0009dc0b" style:font-size-asian="14pt" style:font-size-complex="14pt"/>
    </style:style>
    <style:style style:name="P4" style:family="paragraph" style:parent-style-name="Standard">
      <style:text-properties fo:font-size="14pt" officeooo:rsid="00058973" officeooo:paragraph-rsid="000b6d32" style:font-size-asian="14pt" style:font-size-complex="14pt"/>
    </style:style>
    <style:style style:name="P5" style:family="paragraph" style:parent-style-name="Standard">
      <style:text-properties fo:font-size="14pt" officeooo:rsid="0007422a" officeooo:paragraph-rsid="0007422a" style:font-size-asian="14pt" style:font-size-complex="14pt"/>
    </style:style>
    <style:style style:name="P6" style:family="paragraph" style:parent-style-name="Standard">
      <style:text-properties fo:font-size="14pt" officeooo:rsid="0007422a" officeooo:paragraph-rsid="000b6d32" style:font-size-asian="14pt" style:font-size-complex="14pt"/>
    </style:style>
    <style:style style:name="P7" style:family="paragraph" style:parent-style-name="Standard">
      <style:text-properties fo:font-size="14pt" officeooo:rsid="000b6d32" officeooo:paragraph-rsid="000b6d32" style:font-size-asian="14pt" style:font-size-complex="14pt"/>
    </style:style>
    <style:style style:name="P8" style:family="paragraph" style:parent-style-name="Standard">
      <style:text-properties fo:font-size="14pt" officeooo:rsid="000cca13" officeooo:paragraph-rsid="000cca13" style:font-size-asian="14pt" style:font-size-complex="14pt"/>
    </style:style>
    <style:style style:name="P9" style:family="paragraph" style:parent-style-name="Standard">
      <style:text-properties fo:font-size="14pt" officeooo:rsid="001171bf" officeooo:paragraph-rsid="001171bf" style:font-size-asian="14pt" style:font-size-complex="14pt"/>
    </style:style>
    <style:style style:name="P10" style:family="paragraph" style:parent-style-name="Standard">
      <style:text-properties fo:font-size="14pt" officeooo:rsid="001b4372" officeooo:paragraph-rsid="001b4372" style:font-size-asian="14pt" style:font-size-complex="14pt"/>
    </style:style>
    <style:style style:name="T1" style:family="text">
      <style:text-properties officeooo:rsid="00058973"/>
    </style:style>
    <style:style style:name="T2" style:family="text">
      <style:text-properties officeooo:rsid="0008502f"/>
    </style:style>
    <style:style style:name="T3" style:family="text">
      <style:text-properties officeooo:rsid="0009dc0b"/>
    </style:style>
    <style:style style:name="T4" style:family="text">
      <style:text-properties officeooo:rsid="000c3a63"/>
    </style:style>
    <style:style style:name="T5" style:family="text">
      <style:text-properties officeooo:rsid="0012e531"/>
    </style:style>
    <style:style style:name="T6" style:family="text">
      <style:text-properties officeooo:rsid="0017e3c0"/>
    </style:style>
    <style:style style:name="T7" style:family="text">
      <style:text-properties officeooo:rsid="001b4372"/>
    </style:style>
    <style:style style:name="T8" style:family="text">
      <style:text-properties officeooo:rsid="001c13c0"/>
    </style:style>
    <style:style style:name="T9" style:family="text">
      <style:text-properties officeooo:rsid="001da8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text:tab/><text:tab/><text:tab/><text:tab/><text:span text:style-name="T1">TIME LENGTH : around 1 min</text:span><text:tab/><text:tab/><text:tab/><text:tab/><text:tab/><text:tab/></text:p>
      <text:p text:style-name="P2"/>
      <text:p text:style-name="P1"><text:tab/><text:tab/><text:tab/><text:tab/><text:tab/><text:tab/>ADLC</text:p>
      <text:p text:style-name="P1"/>
      <text:p text:style-name="P1">1) Each Filter</text:p>
      <text:p text:style-name="P1">2) No. Of False Positives</text:p>
      <text:p text:style-name="P1">3) Changing of Parameters to Reduce no. Of False positives</text:p>
      <text:p text:style-name="P1"/>
      <text:p text:style-name="P1"/>
      <text:p text:style-name="P3"/>
      <text:p text:style-name="P6">Initially, The number of false positives were <text:span text:style-name="T4">found to be</text:span> too high. For example out of <text:span text:style-name="T4">a</text:span> 704 image <text:span text:style-name="T2">set</text:span>, the number of false positives were found to be <text:span text:style-name="T4">9</text:span>4.<text:span text:style-name="T4">The false positives</text:span> were primarily <text:span text:style-name="T2">comprised of </text:span>stones, bushes , <text:span text:style-name="T3">uneven land masses and</text:span> sometimes cars. <text:s text:c="2"/></text:p>
      <text:p text:style-name="P6"/>
      <text:p text:style-name="P6"/>
      <text:p text:style-name="P6">By changing the <text:span text:style-name="T2">parameters of MSER function (such as maximum and minimum area of potential targets ,maximum variation and delta), The number of false positives were reduced. </text:span></text:p>
      <text:p text:style-name="P5"/>
      <text:p text:style-name="P5"/>
      <text:p text:style-name="P7">The<text:span text:style-name="T4">n the </text:span><text:s/>color filter <text:span text:style-name="T9">(</text:span>which makes use of the k-means clustering algorithm) was then tuned to reject <text:span text:style-name="T4">images which consist of more than two dominant colors since the targets to be detected contains 2 colors only.</text:span> </text:p>
      <text:p text:style-name="P7"/>
      <text:p text:style-name="P7"/>
      <text:p text:style-name="P9">There were issues in detecting <text:span text:style-name="T7">the color </text:span>purple. <text:span text:style-name="T7">It was </text:span><text:s/>often detected as blue <text:span text:style-name="T7">instead</text:span>. <text:span text:style-name="T5">To rectify this, the camera settings (such as ISO, Shutter speed and Aperture) were tuned to get a more clear picture with well defined color. </text:span></text:p>
      <text:p text:style-name="P9"/>
      <text:p text:style-name="P9"/>
      <text:p text:style-name="P9"><text:span text:style-name="T6">For shape detection , t</text:span>he hue moments of some shapes such as rectangle and trapezoid had the same values. Hence <text:span text:style-name="T8">changes were made based on emperical test results</text:span> to get the number of vertices for successful shape detection. </text:p>
      <text:p text:style-name="P9"/>
      <text:p text:style-name="P9"/>
      <text:p text:style-name="P10">Time taken--- <text:s/>1:05</text:p>
      <text:p text:style-name="P8"/>
      <text:p text:style-name="P8"/>
      <text:p text:style-name="P8"/>
      <text:p text:style-name="P8"><text:s/></text:p>
      <text:p text:style-name="P5"/>
      <text:p text:style-name="P5"/>
      <text:p text:style-name="P5"/>
      <text:p text:style-name="P5"/>
      <text:p text:style-name="P5"/>
      <text:p text:style-name="P4"><text:soft-page-break/>The images are first scanned for <text:span text:style-name="T2">targets</text:span> and <text:span text:style-name="T2">then </text:span>extracted using the Maximally stable extremal Region (MSER) algorithm. /</text:p>
      <text:p text:style-name="P4"/>
      <text:p text:style-name="P6">This is followed by color classification which makes use of the k-means clustering algoritm. Post the clustering algorithm, if the image ( i.e extracted target ) has more than two dominant colors , it is rejected as a false positive.</text:p>
      <text:p text:style-name="P4"/>
      <text:p text:style-name="P6"><text:s/>This is followed by shape classification where the targets are examined for convexity and their hu invariant moments are computed. Using these values, the targets are classified into their respective shapes.</text:p>
      <text:p text:style-name="P4"/>
      <text:p text:style-name="P6">If a valid shape, then the image is passed on for optical character recogonition and localizatio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2T15:00:22.044646604</meta:creation-date>
    <dc:date>2017-05-21T19:48:56.294840326</dc:date>
    <meta:editing-duration>PT1H33M</meta:editing-duration>
    <meta:editing-cycles>5</meta:editing-cycles>
    <meta:generator>LibreOffice/5.1.6.2$Linux_X86_64 LibreOffice_project/10m0$Build-2</meta:generator>
    <meta:document-statistic meta:table-count="0" meta:image-count="0" meta:object-count="0" meta:page-count="2" meta:paragraph-count="16" meta:word-count="320" meta:character-count="1928" meta:non-whitespace-character-count="1594"/>
  </office:meta>
</office:document-meta>
</file>